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a32d" officeooo:paragraph-rsid="001ba32d" style:font-size-asian="15pt" style:font-size-complex="15pt"/>
    </style:style>
    <style:style style:name="P2" style:family="paragraph" style:parent-style-name="Standard">
      <style:text-properties fo:font-size="15pt" officeooo:rsid="001caa3f" officeooo:paragraph-rsid="001caa3f" style:font-size-asian="15pt" style:font-size-complex="15pt"/>
    </style:style>
    <style:style style:name="P3" style:family="paragraph" style:parent-style-name="Standard">
      <style:text-properties fo:font-size="15pt" officeooo:rsid="001d341f" officeooo:paragraph-rsid="001d341f" style:font-size-asian="15pt" style:font-size-complex="15pt"/>
    </style:style>
    <style:style style:name="P4" style:family="paragraph" style:parent-style-name="Standard">
      <style:text-properties fo:font-size="15pt" fo:font-weight="bold" officeooo:rsid="001d341f" officeooo:paragraph-rsid="001d341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d341f" officeooo:paragraph-rsid="001d341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fo:font-weight="bold" officeooo:rsid="001ba32d" officeooo:paragraph-rsid="001ba32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5pt" fo:font-weight="normal" officeooo:rsid="001d341f" officeooo:paragraph-rsid="001d341f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d341f"/>
    </style:style>
    <style:style style:name="T4" style:family="text">
      <style:text-properties officeooo:rsid="001f2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IRA-</text:p>
      <text:p text:style-name="P1">JIRA is popular project management tool mainly used in software development to<text:span text:style-name="T1"> plan, track and manager work</text:span><text:span text:style-name="T2"> </text:span></text:p>
      <text:p text:style-name="P2">The teams create tasks <text:span text:style-name="T3">is called issues. Then assign this issues the team members.</text:span></text:p>
      <text:p text:style-name="P5">The Stages – To Do → <text:s/>In progress → Done</text:p>
      <text:p text:style-name="P3">Work to together in organic way Business Analysts, Team Leads, Developers, Testers, and Managers to collaborate and track project <text:span text:style-name="T4">progress</text:span></text:p>
      <text:p text:style-name="P3">In the year 2002 atlassaian release this project.</text:p>
      <text:p text:style-name="P3"/>
      <text:p text:style-name="P4">What JIRA is Used For</text:p>
      <text:p text:style-name="P7">Task Management: Create, organize, and monitor project tasks (issues).</text:p>
      <text:p text:style-name="P7">Work Assignment: Assign tasks to specific team members with due dates.</text:p>
      <text:p text:style-name="P7">Bug Tracking: Log, track, and resolve software bugs or defects</text:p>
      <text:p text:style-name="P7"/>
      <text:p text:style-name="P4">Agile Project Management:</text:p>
      <text:p text:style-name="P7">Manage sprints and backlogs.</text:p>
      <text:p text:style-name="P7">Plan and track progress in Scrum or Kanban boards.</text:p>
      <text:p text:style-name="P7"/>
      <text:p text:style-name="P4">Reporting &amp; Metrics:</text:p>
      <text:p text:style-name="P7">Generate Burndown charts, Velocity reports, and Dashboards for performance tracking.</text:p>
      <text:p text:style-name="P7"/>
      <text:p text:style-name="P4">Team Collaboration:</text:p>
      <text:p text:style-name="P7">Add comments, attachments, and real-time updates to issues for better communication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09:37:45.576148796</meta:creation-date>
    <meta:editing-duration>PT19S</meta:editing-duration>
    <meta:editing-cycles>2</meta:editing-cycles>
    <meta:generator>LibreOffice/7.3.7.2$Linux_X86_64 LibreOffice_project/30$Build-2</meta:generator>
    <dc:date>2025-10-17T09:38:03.395354804</dc:date>
    <meta:document-statistic meta:table-count="0" meta:image-count="0" meta:object-count="0" meta:page-count="1" meta:paragraph-count="17" meta:word-count="146" meta:character-count="955" meta:non-whitespace-character-count="823"/>
  </office:meta>
</office:document-meta>
</file>